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437in"/>
    </style:style>
    <style:style style:name="co4" style:family="table-column">
      <style:table-column-properties fo:break-before="auto" style:column-width="0.45in"/>
    </style:style>
    <style:style style:name="co5" style:family="table-column">
      <style:table-column-properties fo:break-before="auto" style:column-width="1.4791in"/>
    </style:style>
    <style:style style:name="co6" style:family="table-column">
      <style:table-column-properties fo:break-before="auto" style:column-width="0.3319in"/>
    </style:style>
    <style:style style:name="co7" style:family="table-column">
      <style:table-column-properties fo:break-before="auto" style:column-width="1.6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7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6d6d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ff6d6d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6d6d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 style:data-style-name="N0">
      <style:table-cell-properties fo:border="0.06pt solid #000000"/>
    </style:style>
    <style:style style:name="ce12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5eb91e" fo:border="0.06pt solid #000000"/>
    </style:style>
    <style:style style:name="ce9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in"/>
    </style:style>
    <style:style style:name="ce15" style:family="table-cell" style:parent-style-name="Default">
      <style:table-cell-properties fo:background-color="#ffde59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able-cell-properties fo:background-color="#ffde59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Data Uji" table:style-name="ta1">
        <table:table-column table:style-name="co1" table:default-cell-style-name="ce4"/>
        <table:table-column table:style-name="co2" table:number-columns-repeated="5" table:default-cell-style-name="ce4"/>
        <table:table-column table:style-name="co3" table:default-cell-style-name="ce4"/>
        <table:table-column table:style-name="co2" table:default-cell-style-name="ce4"/>
        <table:table-row table:style-name="ro1" table:number-rows-repeated="2">
          <table:table-cell table:style-name="Default" table:number-columns-repeated="8"/>
        </table:table-row>
        <table:table-row table:style-name="ro2">
          <table:table-cell table:style-name="ce1" office:value-type="string" calcext:value-type="string" table:number-columns-spanned="8" table:number-rows-spanned="1">
            <text:p>Pengolahan data naive bayes</text:p>
          </table:table-cell>
          <table:covered-table-cell table:number-columns-repeated="7" table:style-name="Default"/>
        </table:table-row>
        <table:table-row table:style-name="ro1" table:number-rows-repeated="3">
          <table:table-cell table:style-name="Default" table:number-columns-repeated="8"/>
        </table:table-row>
        <table:table-row table:style-name="ro1">
          <table:table-cell table:style-name="ce3" office:value-type="string" calcext:value-type="string" table:number-columns-spanned="1" table:number-rows-spanned="2">
            <text:p>No</text:p>
          </table:table-cell>
          <table:table-cell table:style-name="ce3" office:value-type="string" calcext:value-type="string" table:number-columns-spanned="1" table:number-rows-spanned="2">
            <text:p>Gambar</text:p>
          </table:table-cell>
          <table:table-cell table:style-name="ce3" office:value-type="string" calcext:value-type="string" table:number-columns-spanned="3" table:number-rows-spanned="1">
            <text:p>Hasil Uji</text:p>
          </table:table-cell>
          <table:covered-table-cell table:number-columns-repeated="2" table:style-name="ce7"/>
          <table:table-cell table:style-name="ce3" office:value-type="string" calcext:value-type="string" table:number-columns-spanned="1" table:number-rows-spanned="2">
            <text:p>Rata rata</text:p>
          </table:table-cell>
          <table:table-cell table:style-name="ce3" office:value-type="string" calcext:value-type="string" table:number-columns-spanned="1" table:number-rows-spanned="2">
            <text:p>Median Terdekat</text:p>
          </table:table-cell>
          <table:table-cell table:style-name="ce3" office:value-type="string" calcext:value-type="string" table:number-columns-spanned="1" table:number-rows-spanned="2">
            <text:p>Hasil Akhir</text:p>
          </table:table-cell>
        </table:table-row>
        <table:table-row table:style-name="ro1">
          <table:covered-table-cell table:number-columns-repeated="2" table:style-name="ce7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covered-table-cell table:number-columns-repeated="3" table:style-name="ce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mbar_1</text:p>
          </table:table-cell>
          <table:table-cell office:value-type="float" office:value="3.02221" calcext:value-type="float">
            <text:p>3.02221</text:p>
          </table:table-cell>
          <table:table-cell office:value-type="float" office:value="3.01122" calcext:value-type="float">
            <text:p>3.01122</text:p>
          </table:table-cell>
          <table:table-cell office:value-type="float" office:value="3.23333" calcext:value-type="float">
            <text:p>3.23333</text:p>
          </table:table-cell>
          <table:table-cell table:formula="of:=AVERAGE([.C9:.E9])" office:value-type="float" office:value="3.08892" calcext:value-type="float">
            <text:p>3.08892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Melanom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mbar_2</text:p>
          </table:table-cell>
          <table:table-cell office:value-type="float" office:value="2.22332" calcext:value-type="float">
            <text:p>2.22332</text:p>
          </table:table-cell>
          <table:table-cell office:value-type="float" office:value="2.33322" calcext:value-type="float">
            <text:p>2.33322</text:p>
          </table:table-cell>
          <table:table-cell office:value-type="float" office:value="2.12111" calcext:value-type="float">
            <text:p>2.12111</text:p>
          </table:table-cell>
          <table:table-cell table:formula="of:=AVERAGE([.C10:.E10])" office:value-type="float" office:value="2.22588333333333" calcext:value-type="float">
            <text:p>2.22588333333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ksi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mbar_3</text:p>
          </table:table-cell>
          <table:table-cell table:number-columns-repeated="2" office:value-type="float" office:value="4.23333" calcext:value-type="float">
            <text:p>4.23333</text:p>
          </table:table-cell>
          <table:table-cell office:value-type="float" office:value="4.33222" calcext:value-type="float">
            <text:p>4.33222</text:p>
          </table:table-cell>
          <table:table-cell table:formula="of:=AVERAGE([.C11:.E11])" office:value-type="float" office:value="4.26629333333333" calcext:value-type="float">
            <text:p>4.266293333333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di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</table:table>
      <table:table table:name="Data Latih" table:style-name="ta1">
        <table:table-column table:style-name="co4" table:default-cell-style-name="ce4"/>
        <table:table-column table:style-name="co5" table:default-cell-style-name="ce4"/>
        <table:table-column table:style-name="co2" table:number-columns-repeated="11" table:default-cell-style-name="ce4"/>
        <table:table-row table:style-name="ro1" table:number-rows-repeated="7">
          <table:table-cell table:style-name="Default" table:number-columns-repeated="13"/>
        </table:table-row>
        <table:table-row table:style-name="ro1">
          <table:table-cell table:style-name="ce12" office:value-type="string" calcext:value-type="string" table:number-columns-spanned="1" table:number-rows-spanned="2">
            <text:p>No</text:p>
          </table:table-cell>
          <table:table-cell table:style-name="ce12" office:value-type="string" calcext:value-type="string" table:number-columns-spanned="1" table:number-rows-spanned="2">
            <text:p>Nama Penyakit</text:p>
          </table:table-cell>
          <table:table-cell table:style-name="ce12" office:value-type="string" calcext:value-type="string" table:number-columns-spanned="10" table:number-rows-spanned="1">
            <text:p>Uji Ke - </text:p>
          </table:table-cell>
          <table:covered-table-cell table:number-columns-repeated="9" table:style-name="ce13"/>
          <table:table-cell table:style-name="ce12" office:value-type="string" calcext:value-type="string" table:number-columns-spanned="1" table:number-rows-spanned="2">
            <text:p>Rata Rata</text:p>
          </table:table-cell>
        </table:table-row>
        <table:table-row table:style-name="ro1">
          <table:covered-table-cell table:number-columns-repeated="2" table:style-name="ce13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covered-table-cell table:style-name="ce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rpes</text:p>
          </table:table-cell>
          <table:table-cell office:value-type="float" office:value="1.012222" calcext:value-type="float">
            <text:p>1.012222</text:p>
          </table:table-cell>
          <table:table-cell office:value-type="float" office:value="1.01223" calcext:value-type="float">
            <text:p>1.01223</text:p>
          </table:table-cell>
          <table:table-cell office:value-type="float" office:value="1.01222" calcext:value-type="float">
            <text:p>1.01222</text:p>
          </table:table-cell>
          <table:table-cell table:number-columns-repeated="7"/>
          <table:table-cell table:formula="of:=AVERAGE([.C10:.L10])" office:value-type="float" office:value="1.012224" calcext:value-type="float">
            <text:p>1.0122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lanoma</text:p>
          </table:table-cell>
          <table:table-cell office:value-type="float" office:value="3.010111" calcext:value-type="float">
            <text:p>3.010111</text:p>
          </table:table-cell>
          <table:table-cell office:value-type="float" office:value="3.33322" calcext:value-type="float">
            <text:p>3.33322</text:p>
          </table:table-cell>
          <table:table-cell office:value-type="float" office:value="3.23333" calcext:value-type="float">
            <text:p>3.23333</text:p>
          </table:table-cell>
          <table:table-cell table:number-columns-repeated="7"/>
          <table:table-cell table:formula="of:=AVERAGE([.C11:.L11])" office:value-type="float" office:value="3.19222033333333" calcext:value-type="float">
            <text:p>3.192220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ksim</text:p>
          </table:table-cell>
          <table:table-cell office:value-type="float" office:value="2.234234" calcext:value-type="float">
            <text:p>2.234234</text:p>
          </table:table-cell>
          <table:table-cell office:value-type="float" office:value="2.02223" calcext:value-type="float">
            <text:p>2.02223</text:p>
          </table:table-cell>
          <table:table-cell office:value-type="float" office:value="2.23312" calcext:value-type="float">
            <text:p>2.23312</text:p>
          </table:table-cell>
          <table:table-cell table:number-columns-repeated="7"/>
          <table:table-cell table:formula="of:=AVERAGE([.C12:.L12])" office:value-type="float" office:value="2.16319466666667" calcext:value-type="float">
            <text:p>2.163194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udis</text:p>
          </table:table-cell>
          <table:table-cell office:value-type="float" office:value="4.233333" calcext:value-type="float">
            <text:p>4.233333</text:p>
          </table:table-cell>
          <table:table-cell table:number-columns-repeated="2" office:value-type="float" office:value="4.22333" calcext:value-type="float">
            <text:p>4.22333</text:p>
          </table:table-cell>
          <table:table-cell table:number-columns-repeated="7"/>
          <table:table-cell table:formula="of:=AVERAGE([.C13:.L13])" office:value-type="float" office:value="4.22666433333333" calcext:value-type="float">
            <text:p>4.226664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erawat</text:p>
          </table:table-cell>
          <table:table-cell office:value-type="float" office:value="5.124888" calcext:value-type="float">
            <text:p>5.124888</text:p>
          </table:table-cell>
          <table:table-cell office:value-type="float" office:value="5.22333" calcext:value-type="float">
            <text:p>5.22333</text:p>
          </table:table-cell>
          <table:table-cell office:value-type="float" office:value="5.23332" calcext:value-type="float">
            <text:p>5.23332</text:p>
          </table:table-cell>
          <table:table-cell table:number-columns-repeated="7"/>
          <table:table-cell table:formula="of:=AVERAGE([.C14:.L14])" office:value-type="float" office:value="5.193846" calcext:value-type="float">
            <text:p>5.1938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formula="of:=AVERAGE([.C15:.L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  <table:table-cell table:formula="of:=AVERAGE([.C16:.L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  <table:table-cell table:formula="of:=AVERAGE([.C17:.L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  <table:table-cell table:formula="of:=AVERAGE([.C18:.L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  <table:table-cell table:formula="of:=AVERAGE([.C19:.L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  <table:table-cell table:formula="of:=AVERAGE([.C20:.L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  <table:table-cell table:formula="of:=AVERAGE([.C21:.L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  <table:table-cell table:formula="of:=AVERAGE([.C22:.L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  <table:table-cell table:formula="of:=AVERAGE([.C23:.L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  <table:table-cell table:formula="of:=AVERAGE([.C24:.L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  <table:table-cell table:formula="of:=AVERAGE([.C25:.L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  <table:table-cell table:formula="of:=AVERAGE([.C26:.L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  <table:table-cell table:formula="of:=AVERAGE([.C27:.L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  <table:table-cell table:formula="of:=AVERAGE([.C28:.L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  <table:table-cell table:formula="of:=AVERAGE([.C29:.L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  <table:table-cell table:formula="of:=AVERAGE([.C30:.L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  <table:table-cell table:formula="of:=AVERAGE([.C31:.L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  <table:table-cell table:formula="of:=AVERAGE([.C32:.L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  <table:table-cell table:formula="of:=AVERAGE([.C33:.L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  <table:table-cell table:formula="of:=AVERAGE([.C34:.L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  <table:table-cell table:formula="of:=AVERAGE([.C35:.L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  <table:table-cell table:formula="of:=AVERAGE([.C36:.L3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  <table:table-cell table:formula="of:=AVERAGE([.C37:.L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  <table:table-cell table:formula="of:=AVERAGE([.C38:.L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  <table:table-cell table:formula="of:=AVERAGE([.C39:.L39])" office:value-type="float" office:value="0" calcext:value-type="float">
            <text:p>0</text:p>
          </table:table-cell>
        </table:table-row>
      </table:table>
      <table:table table:name="Parameter Utama" table:style-name="ta1">
        <table:table-column table:style-name="co6" table:default-cell-style-name="ce4"/>
        <table:table-column table:style-name="co7" table:default-cell-style-name="ce4"/>
        <table:table-column table:style-name="co2" table:number-columns-repeated="5" table:default-cell-style-name="ce4"/>
        <table:table-row table:style-name="ro1" table:number-rows-repeated="8">
          <table:table-cell table:style-name="Default" table:number-columns-repeated="7"/>
        </table:table-row>
        <table:table-row table:style-name="ro1">
          <table:table-cell table:style-name="ce15" office:value-type="string" calcext:value-type="string" table:number-columns-spanned="1" table:number-rows-spanned="2">
            <text:p>No</text:p>
          </table:table-cell>
          <table:table-cell table:style-name="ce15" office:value-type="string" calcext:value-type="string" table:number-columns-spanned="1" table:number-rows-spanned="2">
            <text:p>Nama Penyakit</text:p>
          </table:table-cell>
          <table:table-cell table:style-name="ce15" office:value-type="string" calcext:value-type="string" table:number-columns-spanned="3" table:number-rows-spanned="1">
            <text:p>Range</text:p>
          </table:table-cell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Rata Rata</text:p>
          </table:table-cell>
          <table:table-cell table:style-name="ce15" office:value-type="string" calcext:value-type="string" table:number-columns-spanned="1" table:number-rows-spanned="2">
            <text:p>Lookup</text:p>
          </table:table-cell>
        </table:table-row>
        <table:table-row table:style-name="ro1">
          <table:covered-table-cell table:number-columns-repeated="2" table:style-name="ce16"/>
          <table:table-cell table:style-name="ce16" office:value-type="string" calcext:value-type="string">
            <text:p>Uji_1</text:p>
          </table:table-cell>
          <table:table-cell table:style-name="ce16" office:value-type="string" calcext:value-type="string">
            <text:p>Uji_2</text:p>
          </table:table-cell>
          <table:table-cell table:style-name="ce16" office:value-type="string" calcext:value-type="string">
            <text:p>Uji3</text:p>
          </table:table-cell>
          <table:covered-table-cell table:number-columns-repeated="2" table:style-name="ce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rpes</text:p>
          </table:table-cell>
          <table:table-cell office:value-type="float" office:value="1.012222" calcext:value-type="float">
            <text:p>1.012222</text:p>
          </table:table-cell>
          <table:table-cell office:value-type="float" office:value="1.01223" calcext:value-type="float">
            <text:p>1.01223</text:p>
          </table:table-cell>
          <table:table-cell office:value-type="float" office:value="1.01222" calcext:value-type="float">
            <text:p>1.01222</text:p>
          </table:table-cell>
          <table:table-cell table:formula="of:=AVERAGE([.C11:.E11])" office:value-type="float" office:value="1.012224" calcext:value-type="float">
            <text:p>1.0122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lanoma</text:p>
          </table:table-cell>
          <table:table-cell office:value-type="float" office:value="3.010111" calcext:value-type="float">
            <text:p>3.010111</text:p>
          </table:table-cell>
          <table:table-cell office:value-type="float" office:value="3.33322" calcext:value-type="float">
            <text:p>3.33322</text:p>
          </table:table-cell>
          <table:table-cell office:value-type="float" office:value="3.23333" calcext:value-type="float">
            <text:p>3.23333</text:p>
          </table:table-cell>
          <table:table-cell table:formula="of:=AVERAGE([.C12:.E12])" office:value-type="float" office:value="3.19222033333333" calcext:value-type="float">
            <text:p>3.19222033333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ksim</text:p>
          </table:table-cell>
          <table:table-cell office:value-type="float" office:value="2.234234" calcext:value-type="float">
            <text:p>2.234234</text:p>
          </table:table-cell>
          <table:table-cell office:value-type="float" office:value="2.02223" calcext:value-type="float">
            <text:p>2.02223</text:p>
          </table:table-cell>
          <table:table-cell office:value-type="float" office:value="2.23312" calcext:value-type="float">
            <text:p>2.23312</text:p>
          </table:table-cell>
          <table:table-cell table:formula="of:=AVERAGE([.C13:.E13])" office:value-type="float" office:value="2.16319466666667" calcext:value-type="float">
            <text:p>2.163194666666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udis</text:p>
          </table:table-cell>
          <table:table-cell office:value-type="float" office:value="4.233333" calcext:value-type="float">
            <text:p>4.233333</text:p>
          </table:table-cell>
          <table:table-cell table:number-columns-repeated="2" office:value-type="float" office:value="4.22333" calcext:value-type="float">
            <text:p>4.22333</text:p>
          </table:table-cell>
          <table:table-cell table:formula="of:=AVERAGE([.C14:.E14])" office:value-type="float" office:value="4.22666433333333" calcext:value-type="float">
            <text:p>4.22666433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erawat</text:p>
          </table:table-cell>
          <table:table-cell office:value-type="float" office:value="5.124888" calcext:value-type="float">
            <text:p>5.124888</text:p>
          </table:table-cell>
          <table:table-cell office:value-type="float" office:value="5.22333" calcext:value-type="float">
            <text:p>5.22333</text:p>
          </table:table-cell>
          <table:table-cell office:value-type="float" office:value="5.23332" calcext:value-type="float">
            <text:p>5.23332</text:p>
          </table:table-cell>
          <table:table-cell table:formula="of:=AVERAGE([.C15:.E15])" office:value-type="float" office:value="5.193846" calcext:value-type="float">
            <text:p>5.1938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/00/0000</text:date>, <text:time style:data-style-name="N2" text:time-value="11:28:22.8481611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02T10:39:09.502970236</meta:creation-date>
    <dc:date>2020-05-02T11:19:08.035381994</dc:date>
    <meta:editing-duration>PT8M17S</meta:editing-duration>
    <meta:editing-cycles>1</meta:editing-cycles>
    <meta:generator>LibreOffice/6.4.3.2$Linux_X86_64 LibreOffice_project/85aa6f776c6af63185291a519637a4f7af4e8a3b</meta:generator>
    <meta:document-statistic meta:table-count="3" meta:cell-count="231" meta:object-count="0"/>
  </office:meta>
</office:document-meta>
</file>